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95cm" fo:margin-left="0.064cm" table:align="left"/>
    </style:style>
    <style:style style:name="Table1.A" style:family="table-column">
      <style:table-column-properties style:column-width="6.59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officeooo:paragraph-rsid="0007c85c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paragraph-rsid="0011c7b7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rsid="000d9b9f" officeooo:paragraph-rsid="000d9b9f" fo:background-color="#fff200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11c7b7" officeooo:paragraph-rsid="00130fe6" fo:background-color="#fff200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rsid="000d9b9f" officeooo:paragraph-rsid="000f8939" fo:background-color="transparen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solid" style:text-underline-width="auto" style:text-underline-color="font-color" fo:font-weight="normal" officeooo:rsid="0015d734" officeooo:paragraph-rsid="0015d734" fo:background-color="#e0efd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solid" style:text-underline-width="auto" style:text-underline-color="font-color" fo:font-weight="normal" officeooo:paragraph-rsid="0006d90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solid" style:text-underline-width="auto" style:text-underline-color="font-color" fo:font-weight="normal" officeooo:paragraph-rsid="000d89b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solid" style:text-underline-width="auto" style:text-underline-color="font-color" fo:font-weight="normal" officeooo:paragraph-rsid="000d9568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solid" style:text-underline-width="auto" style:text-underline-color="font-color" fo:font-weight="normal" officeooo:paragraph-rsid="000f4702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solid" style:text-underline-width="auto" style:text-underline-color="font-color" fo:font-weight="normal" officeooo:paragraph-rsid="0011c7b7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solid" style:text-underline-width="auto" style:text-underline-color="font-color" fo:font-weight="normal" officeooo:rsid="0006d908" officeooo:paragraph-rsid="0006d908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solid" style:text-underline-width="auto" style:text-underline-color="font-color" fo:font-weight="normal" officeooo:rsid="000b908d" officeooo:paragraph-rsid="000d9568" fo:background-color="transparent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solid" style:text-underline-width="auto" style:text-underline-color="font-color" fo:font-weight="normal" officeooo:rsid="000d9b9f" officeooo:paragraph-rsid="000f8939" fo:background-color="transparent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solid" style:text-underline-width="auto" style:text-underline-color="font-color" fo:font-weight="normal" officeooo:rsid="0011c7b7" officeooo:paragraph-rsid="0011c7b7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solid" style:text-underline-width="auto" style:text-underline-color="font-color" fo:font-weight="normal" officeooo:rsid="0011c7b7" officeooo:paragraph-rsid="0011c7b7" fo:background-color="#fff20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none" fo:font-weight="normal" officeooo:paragraph-rsid="00049ed6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none" fo:font-weight="normal" officeooo:paragraph-rsid="0006bf55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none" fo:font-weight="normal" officeooo:rsid="001fc0a4" officeooo:paragraph-rsid="001fc0a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none" fo:font-weight="normal" officeooo:rsid="0006bf55" officeooo:paragraph-rsid="0006bf55" fo:background-color="#fff20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none" fo:font-weight="normal" officeooo:rsid="0006d908" officeooo:paragraph-rsid="0006d908" fo:background-color="#fff20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none" fo:font-weight="normal" officeooo:rsid="0007c85c" officeooo:paragraph-rsid="0007c85c" fo:background-color="#fff200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none" fo:font-weight="normal" officeooo:rsid="000809c1" officeooo:paragraph-rsid="000809c1" fo:background-color="#fff200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none" fo:font-weight="normal" officeooo:rsid="000b908d" officeooo:paragraph-rsid="000b908d" fo:background-color="#fff20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none" fo:font-weight="normal" officeooo:rsid="000d9b9f" officeooo:paragraph-rsid="000d9b9f" fo:background-color="#fff200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font-style="normal" style:text-underline-style="none" fo:font-weight="normal" officeooo:rsid="000d9b9f" officeooo:paragraph-rsid="000d9b9f" fo:background-color="transparent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ahoma" fo:font-size="10pt" fo:font-style="normal" style:text-underline-style="none" fo:font-weight="normal" officeooo:rsid="0007c85c" officeooo:paragraph-rsid="0007c85c" fo:background-color="#fff20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ahoma" fo:font-size="10pt" fo:font-style="normal" style:text-underline-style="solid" style:text-underline-width="auto" style:text-underline-color="font-color" fo:font-weight="normal" officeooo:rsid="0007c85c" officeooo:paragraph-rsid="000809c1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font-size="11pt" fo:font-style="normal" style:text-underline-style="solid" style:text-underline-width="auto" style:text-underline-color="font-color" fo:font-weight="normal" officeooo:rsid="0011c7b7" officeooo:paragraph-rsid="00130fe6" fo:background-color="#fff200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size="11pt" fo:font-style="normal" style:text-underline-style="solid" style:text-underline-width="auto" style:text-underline-color="font-color" fo:font-weight="normal" officeooo:rsid="00153ae4" officeooo:paragraph-rsid="00130fe6" fo:background-color="#fff20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font-size="11pt" fo:font-style="normal" style:text-underline-style="solid" style:text-underline-width="auto" style:text-underline-color="font-color" fo:font-weight="normal" officeooo:rsid="001a74e8" officeooo:paragraph-rsid="001a74e8" fo:background-color="#fff200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font-size="11pt" fo:font-style="normal" style:text-underline-style="solid" style:text-underline-width="auto" style:text-underline-color="font-color" fo:font-weight="normal" officeooo:rsid="001a74e8" officeooo:paragraph-rsid="001a74e8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officeooo:paragraph-rsid="001a74e8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officeooo:paragraph-rsid="001cd240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officeooo:rsid="001a74e8" officeooo:paragraph-rsid="001a74e8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officeooo:rsid="001fc0a4" officeooo:paragraph-rsid="001fc0a4" fo:background-color="#fff200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officeooo:paragraph-rsid="001a74e8" fo:background-color="transparent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officeooo:rsid="001e7605" officeooo:paragraph-rsid="001e7605" fo:background-color="transparent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officeooo:rsid="001fc0a4" officeooo:paragraph-rsid="001fc0a4" fo:background-color="transparent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officeooo:rsid="001e7605" officeooo:paragraph-rsid="001e7605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officeooo:rsid="001f9c8c" officeooo:paragraph-rsid="001f9c8c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officeooo:rsid="001a74e8" officeooo:paragraph-rsid="001a74e8" fo:background-color="#cccccc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officeooo:rsid="001f9c8c" officeooo:paragraph-rsid="001f9c8c" fo:background-color="#cccccc"/>
    </style:style>
    <style:style style:name="P44" style:family="paragraph" style:parent-style-name="Text_20_body">
      <style:paragraph-properties fo:text-align="start" style:justify-single-word="false">
        <style:tab-stops/>
      </style:paragraph-properties>
      <style:text-properties officeooo:rsid="001fc0a4" officeooo:paragraph-rsid="001fc0a4" fo:background-color="transparent"/>
    </style:style>
    <style:style style:name="T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solid" style:text-underline-width="auto" style:text-underline-color="font-color" fo:font-weight="normal" officeooo:rsid="00130fe6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solid" style:text-underline-width="auto" style:text-underline-color="font-color" fo:font-weight="normal" officeooo:rsid="0011c7b7" fo:background-color="#fff200" loext:char-shading-value="0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0532f1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07c85c" fo:background-color="#fff200" loext:char-shading-value="0" style:font-style-asian="normal" style:font-weight-asian="normal" style:font-style-complex="normal" style:font-weight-complex="normal"/>
    </style:style>
    <style:style style:name="T7" style:family="text">
      <style:text-properties fo:color="#000000" style:font-name="Tahoma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font-name="Tahoma" fo:font-size="10pt" fo:font-style="normal" style:text-underline-style="none" fo:font-weight="normal" style:font-style-asian="normal" style:font-weight-asian="normal" style:font-style-complex="normal" style:font-weight-complex="normal" fo:background-color="#ffffff"/>
    </style:style>
    <style:style style:name="T9" style:family="text">
      <style:text-properties fo:color="#000000" style:font-name="Tahoma" fo:font-size="10pt" fo:font-style="normal" style:text-underline-style="none" fo:font-weight="normal" officeooo:rsid="000532f1" style:font-style-asian="normal" style:font-weight-asian="normal" style:font-style-complex="normal" style:font-weight-complex="normal"/>
    </style:style>
    <style:style style:name="T10" style:family="text">
      <style:text-properties fo:color="#000000" style:font-name="Tahoma" fo:font-size="10pt" fo:font-style="normal" style:text-underline-style="none" fo:font-weight="normal" officeooo:rsid="000532f1" style:font-style-asian="normal" style:font-weight-asian="normal" style:font-style-complex="normal" style:font-weight-complex="normal" fo:background-color="#ffffff"/>
    </style:style>
    <style:style style:name="T11" style:family="text">
      <style:text-properties fo:color="#000000" style:font-name="Tahoma" fo:font-size="10pt" fo:font-style="normal" style:text-underline-style="none" fo:font-weight="normal" fo:background-color="#fff200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000000" style:font-name="Tahoma" fo:font-size="10pt" fo:font-style="normal" style:text-underline-style="none" fo:font-weight="normal" officeooo:rsid="000532f1" fo:background-color="#fff200" loext:char-shading-value="0" style:font-style-asian="normal" style:font-weight-asian="normal" style:font-style-complex="normal" style:font-weight-complex="normal"/>
    </style:style>
    <style:style style:name="T13" style:family="text">
      <style:text-properties fo:color="#000000" style:font-name="Tahoma" fo:font-size="10pt" fo:font-style="normal" style:text-underline-style="solid" style:text-underline-width="auto" style:text-underline-color="font-color" fo:font-weight="normal" fo:background-color="#fff200" loext:char-shading-value="0" style:font-style-asian="normal" style:font-weight-asian="normal" style:font-style-complex="normal" style:font-weight-complex="normal"/>
    </style:style>
    <style:style style:name="T14" style:family="text">
      <style:text-properties fo:color="#000000" style:font-name="Tahoma" fo:font-size="10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style:font-name="Tahoma" fo:font-size="10pt" style:text-underline-style="none"/>
    </style:style>
    <style:style style:name="T16" style:family="text">
      <style:text-properties fo:color="#000000" style:font-name="Tahoma" fo:font-size="10pt" style:text-underline-style="none" fo:background-color="#fff200" loext:char-shading-value="0"/>
    </style:style>
    <style:style style:name="T17" style:family="text">
      <style:text-properties fo:color="#000000" style:font-name="Tahoma" fo:font-size="10pt" style:text-underline-style="none" fo:background-color="#fff200" loext:char-shading-value="0"/>
    </style:style>
    <style:style style:name="T18" style:family="text">
      <style:text-properties fo:color="#000000" style:font-name="Tahoma" fo:font-size="10pt" style:text-underline-style="none" fo:font-weight="normal"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fo:font-size="11pt" fo:font-style="normal" style:text-underline-style="none" fo:font-weight="normal" officeooo:rsid="001cd240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fo:font-size="11pt" fo:font-style="normal" style:text-underline-style="none" fo:font-weight="normal" officeooo:rsid="001cd240" style:font-style-asian="normal" style:font-weight-asian="normal" style:font-style-complex="normal" style:font-weight-complex="normal" fo:background-color="#ffffff"/>
    </style:style>
    <style:style style:name="T22" style:family="text">
      <style:text-properties fo:font-size="11pt" fo:font-style="normal" style:text-underline-style="none" fo:font-weight="normal" officeooo:rsid="001cd240" fo:background-color="#fff200" loext:char-shading-value="0" style:font-style-asian="normal" style:font-weight-asian="normal" style:font-style-complex="normal" style:font-weight-complex="normal"/>
    </style:style>
    <style:style style:name="T23" style:family="text">
      <style:text-properties fo:font-size="11pt" fo:font-style="normal" style:text-underline-style="none" fo:font-weight="normal" officeooo:rsid="001cd240" fo:background-color="#fff200" loext:char-shading-value="0" style:font-style-asian="normal" style:font-weight-asian="normal" style:font-style-complex="normal" style:font-weight-complex="normal"/>
    </style:style>
    <style:style style:name="T24" style:family="text">
      <style:text-properties officeooo:rsid="0006bf55"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atch 1</text:p>
      <text:p text:style-name="P7">chezestellelangon33@gmail.com ;biscuitsb.biscuiterie@gmail.com ;cigognier@wanadoo.fr ;franquinotte@orange.fr ;info@bio-phyto-shop.fr ;celia.ukkola@gmail.com ;julienbonnet33@orange.fr ;gabriel-richard@orange.fr ;didierduclos@neuf.fr ;domleconte@gmail.com ;contact@endouceheure.fr ;eric.guttierez@orange.fr ;laurenttite@free.fr ;brasserie@lacourteechelle.bio ;fermofleurs@gmail.com ;lafermedessources@free.fr ;</text:p>
      <text:p text:style-name="P7"/>
      <text:p text:style-name="P6">Batch 2</text:p>
      <text:p text:style-name="P8">lafermedupaillot@gmail.com ;pasdom33@orange.fr ;lagrangeauxabeilles@laposte.net ;ch.des.rochers@wanadoo.fr ;lejardinbiologique24@gmail.com ;ca2m@gmx.fr ;lesjardinsdelamenoue@orange.fr ;marionstannard@yahoo.fr ;besson.bruno@club-internet.fr ;contact@meneau.com ;montant.david@gmail.com ;veronique.rula@club-internet.fr ;earlamis@orange.fr ;domaine.micouleau@gmail.com ;migama@wanadoo.fr ;dorjeeelsa@gmail.com ;</text:p>
      <text:p text:style-name="P8"/>
      <text:p text:style-name="P6">Batch 3</text:p>
      <text:p text:style-name="P9">c.godinou@cavesderauzan.com ;fermedubayle@nordnet.fr ;penissonsarl@wanadoo.fr ;helenedu24@gmail.com ;SCEAVDB@ORANGE.FR ;fruitsbio@vergerdegouttedor.com ;vignoble-bernard24@orange.fr ;daniele.coq@gmail.com ;fermededurege@live.fr ;sonia.baudin@laposte.net ;fermedesgardes@free.fr ;cassedurey@hotmail.fr ;jennifer.gobert@hotmail.fr ;djmmezuret@orange.fr ;berengerlechat@gmail.com ;pourtales.laurence@orange.fr ;lesjardinsdubourdil@gmail.com ;lagrangeotte@gmail.com ;contact@laittraitdecaro.fr ;elisabeth.eaton@wanadoo.fr ;</text:p>
      <text:p text:style-name="P9"/>
      <text:p text:style-name="P6">Batch 4</text:p>
      <text:p text:style-name="P10">loutuquet@wanadoo.fr ;contact@chateaudebonhoste.com ;asso.qdc@wanadoo.fr ;lescharbonnieres@neuf.fr ;gerthy24@bbox.fr ;jmcarrille@orange.fr ;michel.cardeillat@wanadoo.fr ;dubiau@free.fr ;monia.baltz@sfr.fr ;thomas.gomes@hotmail.fr ;e.pazzaia@saveursdescollines.com ;mnspinar@orange.fr ;fermedugiraud@free.fr ;thomas.huguin@hotmail.fr ;lestroisvignobles@orange.fr ;csenc@aol.com ;myriam.frayssignes@orange.fr ;hautsderiquets@orange.fr ;secrétariat.kso@orange.fr ;ahmaisdeslegumesbio@gmail.com ;lysianne.maziere@wanadoo.fr ;th.comin@orange.fr ;fourtonlagarenne@orange.fr ;hautbicou@orange.fr ;moulindepeyronin@yahoo.fr ;leparvis@orange.fr ;domainedemontagne@laposte.net ;</text:p>
      <text:p text:style-name="P10"/>
      <text:p text:style-name="P6">Batch 5</text:p>
      <text:p text:style-name="P11"><text:s/>lesjardinsdemasapi@orange.fr ;contact@fermedescambert.f ;fermedelaruscade@gmail.com ;contact@le-jardin-delices.fr ;jmmarchewka@laposte.net ; contact@morlan-tuiliere.com ;lcassy@wanadoo.fr ;aufildespres@orange.fr ;contact@atelier-du-miel.com ;fermedebignac@orange.fr ;christopherderrett@hotmail.fr ;earldelapeyronne@bbox.fr ;alexpillet@orange.fr ;soumagnac.claude@hotmail.fr ;celdupont78@gmail.com ;christopheubeda@hotmail.fr ;sarlat.bruno@wanadoo.fr ;delabieredanne@orange.fr ;earl.biocousinat@gmail.com ;t.liarcou@yahoo.fr ;antoine.godel@orange.fr ;nadine.mensencal@wanadoo.fr ;mailloumiel@orange.fr ;sophie.linhart@orange.fr ;marie.nadau@laposte.net ;icare.massoubre.pain.bio@gmail.com ;lejardinvayres@gmail.com ;van-den-berk-theo@orange.fr ;florence.broueilh@laposte.net ;manou.ploug@hotmail.fr ;lafermedumoulinat@gmail.com ;laurentcordes@yahoo.com ;p.lancuentre@gmail.com ;contact@domaine-ecoline.fr ;jmmichel33@yahoo.fr ;arno33@gmail.com ;lafermedes2rivieres@gmail.com ;francoise.romero@sfr.fr ;jardindestisanes@gmail.com ;lesboeufsdelagrange@gmail.com ;cecile.goudeneche@orange.fr ;lapoulobio@outlook.fr ;dufoindanslesbottes@gmail.com ;dima.b@hotmail.fr ;c-pace@wanadoo.fr ;</text:p>
      <text:p text:style-name="P11"/>
      <text:p text:style-name="P11"/>
      <text:p text:style-name="P11"/>
      <text:p text:style-name="P11"/>
      <text:p text:style-name="P11"/>
      <text:p text:style-name="P42"><text:soft-page-break/><text:span text:style-name="T1">batch 6 :</text:span></text:p>
      <text:p text:style-name="P35"><text:span text:style-name="T1"/></text:p>
      <text:p text:style-name="P33"><text:span text:style-name="T1"><text:s/>franclafleur@orange.fr ;cablanc@orange.fr ;lafermedemonpere@hotmail.fr ;francoise_bonnier@orange.fr ;sherkane@free.fr ;fredericoget@hotmail.com ;emmanuel.marseille@orange.fr ;baseeconome@hotmail.fr ;apyraine@gmail.com ;kukharuk.olena@laposte.net ;thomas.huguin@hotmail.fr ;fermedepaufy@gmail.com ;Adressedallan@gmail.com ;contact@combrillac.fr ;douceuronaturel@gmail.com ;rachel.lagiere@hotmail.fr ;michael.briand@wanadoo.fr ;didierduclos@neuf.fr ;kat.est@free.fr ;framarin.alain@neuf.fr ;secretariat.kso@orange.fr ;contact@terreoshop.com ;miselrv@orange.fr ;otroll@gmail.com ;fungi-production@gmx.fr ;cigognier@wanadoo.fr ;brasserielanove@gmail.com ;cornesbrunes-johanna@orange.fr ;mnspinar@orange.fr ;chassagnecedric@sfr.fr ;</text:span><text:span text:style-name="T4">contact@laspirulinedejulie.fr ;terrasafran@gmail.com ;bergeriededaignac@orange.fr ;info@bdcabestan.com ;visitealaferme@gmail.com ;lecabestan-fermedupecheur@orange.fr ;rampnoux.nicolas@gmail.com ;conserveriedelatour@gmail.com ;savonnerielilidesboisjolis@gmail.com ;chateau.fontbaude@wanadoo.fr ;labastane@gmail.com ;contact@chelivette.com ;alain-noel33@orange.fr ;</text:span></text:p>
      <text:p text:style-name="P33"><text:span text:style-name="T4">closseric@gmail.com ;info@chateaufonroque.com ;franc.baudron@orange.fr ;vieuxmougnac@aol.com ;champdumoulin33@gmail.com ;contact@chateaudebel.com ;b-artigue@wanadoo.fr ;fournisseur@chateau-pourquey-gazeau.com ;chateaulhosanne@wanadoo.fr ;contact@chateau-labrande.fr ;</text:span></text:p>
      <text:p text:style-name="P33"><text:span text:style-name="T4"/></text:p>
      <text:p text:style-name="P33"><text:span text:style-name="T4"/></text:p>
      <text:p text:style-name="P43"><text:span text:style-name="T4">batch 7 :</text:span></text:p>
      <text:p text:style-name="P41"><text:span text:style-name="T4"/></text:p>
      <text:p text:style-name="P33"><text:span text:style-name="T4">la.brande.saillans@wanadoo.fr ;chateau.lavison@orange.fr ;la.vrilletetue@orange.fr ;lcassy@wanadoo.fr ;sc.pueyo@orange.fr ;info@bouillerot.com ;chateauhautroc@orange.fr ;chateaubrethous@gmail.com ;chateaurouaud.guignan@wanadoo.fr ;lopez@chateau-hermitage.com ;contact@combrillac.fr ;lescarderievins@orange.fr ;lesjardinsdufaune@gmail.com ;anne.berbain@gmail.com ;chateausaintbrice@gmail.com ;aumoulinrouge@bbox.fr ; mail@chateaubeynat.com ; pascal@boueix.fr ; contact@vignoblescheminade.com ;gaec.ferraz@orange.fr ;Ade276@aol.com  ;chateau.beausejour@wanadoo.fr ;fongaban@vignobles-taix.com ;arobin33350@gmail.com ;lu.moritz@orange.fr ;rigaud@vignobles-taix.com ;tourhautbalette@wanadoo.fr ;contact.cpa@orange.fr ;vignoblesprissette@orange.fr ;julienvoogt@hotmail.com ;vignoblesdellac@gmail.com ;moro-regis@wanadoo.fr ;chainchon@wanadoo.fr ;vignoblesfaytout@hotmail.fr ;chateau.alba@free.fr ;</text:span><text:span text:style-name="T5">g</text:span><text:span text:style-name="T4">jmfaux@aol.com ;jmcarrille@orange.fr ;chateaulapeyronie@hotmail.fr ;philippe.poivey@wanadoo.fr ;lucieandron@yahoo.fr ;patrickcokelaer@gmail.com ;friedman.valerie@orange.fr ;jo.serre@wanadoo.fr ;claire@selectioncc.com ;contact@lesjardinsdubionheur.fr ;pascal.esclaffer@yahoo.fr ;michael.bonnaud@laposte.net ;mathieubesson@hotmail.fr ;haevi16@hotmail.com ;contact@eden-et-sens.com ;bessede@laposte.net ;picou@lvds.biz ;dubiau@free.fr ;patrick.dargere@gmail.com ;annelaure2433@gmail.com ;sceaboutau@wanadoo.fr ;jeanpaulgillard@orange.fr ;FAURE.ALINE0252@ORANGE.FR ;bernard.blanc52@wanadoo.fr ;lauremure@yahoo.fr ;cave.flaujagues@wanadoo.fr ;lionel.presotto@laposte.net ;remypalezis@free.fr ;francine.marchioro@aliceadsl.fr ;calipsojp@free.fr ;sephseret@hotmail.fr ;moulindepeyronin@yahoo.fr ;lablanquerie@wanadoo.fr ;francoispont@wanadoo.fr ;valbeylie@free.fr ;nick.kinder@claribes.com ;rvinchent@yahoo.fr ;brespey@gmail.com ;STEVEN.MEIJER@ME.COM ;aodwine@yahoo.fr ;roberterie@wanadoo.fr ;c-pace@wanadoo.fr ;jlequerec@gmail.com ;info@provin-sa.com ;marinebla@msn.com ;yoann.sorbier@bbox.fr ;closseric@gmail.com ;nestorbio@orange.fr ;patrick.audureau8@gmail.com ;</text:span></text:p>
      <text:p text:style-name="P17"/>
      <text:p text:style-name="P17"/>
      <text:p text:style-name="P17"/>
      <text:p text:style-name="P17"/>
      <text:p text:style-name="P19">FIN</text:p>
      <text:p text:style-name="P17"/>
      <text:p text:style-name="P17"/>
      <text:p text:style-name="P17"/>
      <text:p text:style-name="P17"><text:soft-page-break/></text:p>
      <text:p text:style-name="P18"><text:span text:style-name="T24">Envois via outlook du 3 juillet 2020 suite à incident sur envoi en masse via Gandi mail.</text:span></text:p>
      <text:p text:style-name="P21">Mails des déjà inscrits : </text:p>
      <text:p text:style-name="P2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thomashenrywarner@gmail.com</text:p>
          </table:table-cell>
        </table:table-row>
        <table:table-row>
          <table:table-cell table:style-name="Table1.A1" office:value-type="string">
            <text:p text:style-name="Table_20_Contents">brasserielanove@gmail.com</text:p>
          </table:table-cell>
        </table:table-row>
        <table:table-row>
          <table:table-cell table:style-name="Table1.A1" office:value-type="string">
            <text:p text:style-name="Table_20_Contents">christopherderrett@hotmail.fr</text:p>
          </table:table-cell>
        </table:table-row>
        <table:table-row>
          <table:table-cell table:style-name="Table1.A1" office:value-type="string">
            <text:p text:style-name="Table_20_Contents">contact@saveursduboisduroc.fr</text:p>
          </table:table-cell>
        </table:table-row>
        <table:table-row>
          <table:table-cell table:style-name="Table1.A1" office:value-type="string">
            <text:p text:style-name="Table_20_Contents">cablanc@orange.fr</text:p>
          </table:table-cell>
        </table:table-row>
        <table:table-row>
          <table:table-cell table:style-name="Table1.A1" office:value-type="string">
            <text:p text:style-name="Table_20_Contents">arno33@gmail.com</text:p>
          </table:table-cell>
        </table:table-row>
        <table:table-row>
          <table:table-cell table:style-name="Table1.A1" office:value-type="string">
            <text:p text:style-name="Table_20_Contents">moulindepeyronin@yahoo.fr</text:p>
          </table:table-cell>
        </table:table-row>
        <table:table-row>
          <table:table-cell table:style-name="Table1.A1" office:value-type="string">
            <text:p text:style-name="Table_20_Contents">chateaufourtonlagarenne@gmail.com</text:p>
          </table:table-cell>
        </table:table-row>
        <table:table-row>
          <table:table-cell table:style-name="Table1.A1" office:value-type="string">
            <text:p text:style-name="Table_20_Contents">fermededurege@live.fr</text:p>
          </table:table-cell>
        </table:table-row>
      </table:table>
      <text:p text:style-name="P21"/>
      <text:p text:style-name="P21">Batch 1 :</text:p>
      <text:p text:style-name="P12">chezestellelangon33@gmail.com ;biscuitsb.biscuiterie@gmail.com ;cigognier@wanadoo.fr ;franquinotte@orange.fr ;info@bio-phyto-shop.fr ;celia.ukkola@gmail.com ;julienbonnet33@orange.fr ;gabriel-richard@orange.fr ;didierduclos@neuf.fr ;domleconte@gmail.com ;contact@endouceheure.fr ;eric.guttierez@orange.fr ;laurenttite@free.fr ;brasserie@lacourteechelle.bio ;fermofleurs@gmail.com ;lafermedessources@free.fr ;</text:p>
      <text:p text:style-name="P20"/>
      <text:p text:style-name="P1"><text:span text:style-name="T6">Erreur batch 1 : </text:span><text:a xlink:type="simple" xlink:href="mailto:julienbonnet33@orange.fr" office:target-frame-name="_blank" xlink:show="new" text:style-name="Internet_20_link" text:visited-style-name="Visited_20_Internet_20_Link">julienbonnet33@orange.fr (</text:a><text:a xlink:type="simple" xlink:href="mailto:julienbonnet33@orange.fr" text:style-name="Internet_20_link" text:visited-style-name="Visited_20_Internet_20_Link">julienbonnet33@orange.fr</text:a><text:a xlink:type="simple" xlink:href="mailto:julienbonnet33@orange.fr" office:target-frame-name="_blank" xlink:show="new" text:style-name="Internet_20_link" text:visited-style-name="Visited_20_Internet_20_Link">)</text:a></text:p>
      <text:p text:style-name="P27"/>
      <text:p text:style-name="P27"/>
      <text:p text:style-name="P27"/>
      <text:p text:style-name="P27"/>
      <text:p text:style-name="P27"/>
      <text:p text:style-name="P27">batch 2 :</text:p>
      <text:p text:style-name="P27"/>
      <text:p text:style-name="P28">lafermedupaillot@gmail.com ;pasdom33@orange.fr ;lagrangeauxabeilles@laposte.net ;ch.des.rochers@wanadoo.fr ;lejardinbiologique24@gmail.com ;ca2m@gmx.fr;lesjardinsdelamenoue@orange.fr ;marionstannard@yahoo.fr ;besson.bruno@club-internet.fr;contact@meneau.com ;montant.david@gmail.com ;veronique.rula@club-internet.fr ;earlamis@orange.fr;domaine.micouleau@gmail.com ;migama@wanadoo.fr ;dorjeeelsa@gmail.com;</text:p>
      <text:p text:style-name="P22"/>
      <text:p text:style-name="P23">erreurs batch 2 :</text:p>
      <text:p text:style-name="P23"/>
      <text:p text:style-name="P24">Batch 3 :</text:p>
      <text:p text:style-name="P24"/>
      <text:p text:style-name="P13">c.godinou@cavesderauzan.com ;fermedubayle@nordnet.fr ;penissonsarl@wanadoo.fr ;helenedu24@gmail.com ;SCEAVDB@ORANGE.FR ;fruitsbio@vergerdegouttedor.com ;vignoble-bernard24@orange.fr ;daniele.coq@gmail.com ;fermededurege@live.fr ;sonia.baudin@laposte.net ;fermedesgardes@free.fr ;cassedurey@hotmail.fr ;jennifer.gobert@hotmail.fr ;djmmezuret@orange.fr ;berengerlechat@gmail.com ;pourtales.laurence@orange.fr ;lesjardinsdubourdil@gmail.com ;lagrangeotte@gmail.com ;contact@laittraitdecaro.fr ;elisabeth.eaton@wanadoo.fr ;</text:p>
      <text:p text:style-name="P22"/>
      <text:p text:style-name="P25">erreurs batch 3 :</text:p>
      <text:p text:style-name="P3"><text:bookmark text:name="LPlnk311727"/><text:a xlink:type="simple" xlink:href="mailto:fermedesgardes@free.fr" office:target-frame-name="_blank" xlink:show="new" text:style-name="Internet_20_link" text:visited-style-name="Visited_20_Internet_20_Link"><text:span text:style-name="T7">fermedesgardes@free.fr (fermedesgardes@free.fr)</text:span></text:a></text:p>
      <text:p text:style-name="P25"/>
      <text:p text:style-name="P25"/>
      <text:p text:style-name="P25"/>
      <text:p text:style-name="P25"/>
      <text:p text:style-name="P25"><text:soft-page-break/>batch 4 :</text:p>
      <text:p text:style-name="P26"/>
      <text:p text:style-name="P5"><text:span text:style-name="T1">loutuquet@wanadoo.fr ;contact@chateaudebonhoste.com ;asso.qdc@wanadoo.fr ;lescharbonnieres@neuf.fr ;gerthy24@bbox.fr ;jmcarrille@orange.fr ;michel.cardeillat@wanadoo.fr ;dubiau@free.fr ;monia.baltz@sfr.fr ;thomas.gomes@hotmail.fr ;e.pazzaia@saveursdescollines.com ;mnspinar@orange.fr ;fermedugiraud@free.fr ;thomas.huguin@hotmail.fr ;lestroisvignobles@orange.fr ;csenc@aol.com ;myriam.frayssignes@orange.fr ;hautsderiquets@orange.fr ;secrétariat.kso@orange.fr ;ahmaisdeslegumesbio@gmail.com ;lysianne.maziere@wanadoo.fr ;th.comin@orange.fr ;fourtonlagarenne@orange.fr ;hautbicou@orange.fr ;leparvis@orange.fr ;domainedemontagne@laposte.net ;</text:span></text:p>
      <text:p text:style-name="P14"/>
      <text:p text:style-name="P2"><text:span text:style-name="T3">erreurs batch 4 : </text:span><text:a xlink:type="simple" xlink:href="mailto:dubiau@free.fr" office:target-frame-name="_blank" xlink:show="new" text:style-name="Internet_20_link" text:visited-style-name="Visited_20_Internet_20_Link"><text:span text:style-name="T13">dubiau@free.fr (dubiau@free.fr)</text:span></text:a></text:p>
      <text:p text:style-name="P14"/>
      <text:p text:style-name="P14"/>
      <text:p text:style-name="P16">batch 5 :</text:p>
      <text:p text:style-name="P16"/>
      <text:p text:style-name="P15"><text:s/>lesjardinsdemasapi@orange.fr ;contact@fermedescambert.f ;fermedelaruscade@gmail.com ;contact@le-jardin-delices.fr ;jmmarchewka@laposte.net ; contact@morlan-tuiliere.com ;lcassy@wanadoo.fr ;aufildespres@orange.fr ;contact@atelier-du-miel.com ;fermedebignac@orange.fr ;christopherderrett@hotmail.fr ;earldelapeyronne@bbox.fr ;alexpillet@orange.fr ;soumagnac.claude@hotmail.fr ;celdupont78@gmail.com ;christopheubeda@hotmail.fr ;sarlat.bruno@wanadoo.fr ;delabieredanne@orange.fr ;earl.biocousinat@gmail.com ;t.liarcou@yahoo.fr ;antoine.godel@orange.fr ;nadine.mensencal@wanadoo.fr ;mailloumiel@orange.fr ;sophie.linhart@orange.fr ;marie.nadau@laposte.net ;icare.massoubre.pain.bio@gmail.com ;lejardinvayres@gmail.com ;van-den-berk-theo@orange.fr ;florence.broueilh@laposte.net ;manou.ploug@hotmail.fr ;lafermedumoulinat@gmail.com ;laurentcordes@yahoo.com ;p.lancuentre@gmail.com ;contact@domaine-ecoline.fr ;jmmichel33@yahoo.fr ;arno33@gmail.com ;lafermedes2rivieres@gmail.com ;francoise.romero@sfr.fr ;jardindestisanes@gmail.com ;lesboeufsdelagrange@gmail.com ;cecile.goudeneche@orange.fr ;lapoulobio@outlook.fr ;dufoindanslesbottes@gmail.com ;dima.b@hotmail.fr ;c-pace@wanadoo.fr ;</text:p>
      <text:p text:style-name="P15"/>
      <text:p text:style-name="P4"><text:span text:style-name="T1">erreurs batch </text:span><text:span text:style-name="T2">5</text:span><text:span text:style-name="T1">: </text:span></text:p>
      <text:p text:style-name="P4"><text:bookmark text:name="LPlnk136953"/><text:a xlink:type="simple" xlink:href="mailto:contact@le-jardin-delices.fr" office:target-frame-name="_blank" xlink:show="new" text:style-name="Internet_20_link" text:visited-style-name="Visited_20_Internet_20_Link"><text:span text:style-name="T14">contact@le-jardin-delices.fr (contact@le-jardin-delices.fr)</text:span></text:a></text:p>
      <text:p text:style-name="P29">&lt;earldelapeyronne@bbox.fr&gt;: host<text:line-break/>    lmtp.cs.dolmen.bouyguestelecom.fr[172.24.211.10] said: 552<text:line-break/>    &lt;earldelapeyronne@bbox.fr&gt; rejected: over quota (in reply to RCPT TO<text:line-break/>    command)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1">batch 6 </text:p>
      <text:p text:style-name="P31"/>
      <text:p text:style-name="P37"><text:span text:style-name="T1">franclafleur@orange.fr ;lafermedemonpere@hotmail.fr ;francoise_bonnier@orange.fr ;sherkane@free.fr ;fredericoget@hotmail.com ;emmanuel.marseille@orange.fr ;baseeconome@hotmail.fr ;apyraine@gmail.com ;kukharuk.olena@laposte.net ;thomas.huguin@hotmail.fr ;fermedepaufy@gmail.com ;Adressedallan@gmail.com ;contact@combrillac.fr ;douceuronaturel@gmail.com ;rachel.lagiere@hotmail.fr ;michael.briand@wanadoo.fr ;didierduclos@neuf.fr ;kat.est@free.fr ;framarin.alain@neuf.fr ;secretariat.kso@orange.fr ;contact@terreoshop.com ;miselrv@orange.fr ;otroll@gmail.com ;fungi-production@gmx.fr ;cigognier@wanadoo.fr  ;cornesbrunes-johanna@orange.fr ;mnspinar@orange.fr ;chassagnecedric@sfr.fr ;</text:span><text:span text:style-name="T4">contact@laspirulinedejulie.fr ;terrasafran@gmail.com ;bergeriededaignac@orange.fr ;info@bdcabestan.com ;visitealaferme@gmail.com ;lecabestan-fermedupecheur@orange.fr ;rampnoux.nicolas@gmail.com ;conserveriedelatour@gmail.com ;savonnerielilidesboisjolis@gmail.com ;chateau.fontbaude@wanadoo.fr ;labastane@gmail.com ;contact@chelivette.com ;alain-noel33@orange.fr ;</text:span></text:p>
      <text:p text:style-name="P32"><text:span text:style-name="T19">closseric@gmail.com ;info@chateaufonroque.com ;franc.baudron@orange.fr ;vieuxmougnac@aol.com ;champdumoulin33@gmail.com ;contact@chateaudebel.com ;b-artigue@wanadoo.fr ;fournisseur@chateau-pourquey-gazeau.com ;chateaulhosanne@wanadoo.fr ;contact@chateau-labrande.fr ;</text:span></text:p>
      <text:p text:style-name="P32"><text:span text:style-name="T19"/></text:p>
      <text:p text:style-name="P34"><text:span text:style-name="T23">erreurs batch 6 : </text:span><text:bookmark text:name="LPlnk325848"/><text:a xlink:type="simple" xlink:href="mailto:fredericoget@hotmail.com" office:target-frame-name="_blank" xlink:show="new" text:style-name="Internet_20_link" text:visited-style-name="Visited_20_Internet_20_Link">fredericoget@hotmail.com (</text:a><text:a xlink:type="simple" xlink:href="mailto:fredericoget@hotmail.com" text:style-name="Internet_20_link" text:visited-style-name="Visited_20_Internet_20_Link">fredericoget@hotmail.com</text:a><text:a xlink:type="simple" xlink:href="mailto:fredericoget@hotmail.com" office:target-frame-name="_blank" xlink:show="new" text:style-name="Internet_20_link" text:visited-style-name="Visited_20_Internet_20_Link">)</text:a></text:p>
      <text:p text:style-name="P34"><text:span text:style-name="T17"/></text:p>
      <text:p text:style-name="P34"><text:span text:style-name="T17"/></text:p>
      <text:p text:style-name="P40"><text:span text:style-name="T17">batch 7 :</text:span></text:p>
      <text:p text:style-name="P40"><text:span text:style-name="T17"/></text:p>
      <text:p text:style-name="P38"><text:span text:style-name="T7">la.brande.saillans@wanadoo.fr ;chateau.lavison@orange.fr ;la.vrilletetue@orange.fr ;lcassy@wanadoo.fr ;sc.pueyo@orange.fr ;info@bouillerot.com ;chateauhautroc@orange.fr ;chateaubrethous@gmail.com ;chateaurouaud.guignan@wanadoo.fr ;lopez@chateau-hermitage.com ;contact@combrillac.fr ;lescarderievins@orange.fr ;lesjardinsdufaune@gmail.com ;anne.berbain@gmail.com ;chateausaintbrice@gmail.com ;aumoulinrouge@bbox.fr ; mail@chateaubeynat.com ; pascal@boueix.fr ; contact@vignoblescheminade.com ;gaec.ferraz@orange.fr ;Ade276@aol.com  ;chateau.beausejour@wanadoo.fr ;fongaban@vignobles-taix.com ;arobin33350@gmail.com ;lu.moritz@orange.fr ;rigaud@vignobles-taix.com ;tourhautbalette@wanadoo.fr ;contact.cpa@orange.fr ;vignoblesprissette@orange.fr ;julienvoogt@hotmail.com ;vignoblesdellac@gmail.com ;moro-regis@wanadoo.fr ;chainchon@wanadoo.fr ;vignoblesfaytout@hotmail.fr ;chateau.alba@free.fr ;</text:span><text:span text:style-name="T9">g</text:span><text:span text:style-name="T7">jmfaux@aol.com ;jmcarrille@orange.fr ;chateaulapeyronie@hotmail.fr ;philippe.poivey@wanadoo.fr ;lucieandron@yahoo.fr ;patrickcokelaer@gmail.com ;friedman.valerie@orange.fr ;jo.serre@wanadoo.fr ;claire@selectioncc.com ;contact@lesjardinsdubionheur.fr ;pascal.esclaffer@yahoo.fr ;michael.bonnaud@laposte.net ;mathieubesson@hotmail.fr ;haevi16@hotmail.com ;contact@eden-et-sens.com ;bessede@laposte.net ;picou@lvds.biz ;dubiau@free.fr ;patrick.dargere@gmail.com ;annelaure2433@gmail.com ;sceaboutau@wanadoo.fr ;jeanpaulgillard@orange.fr ;FAURE.ALINE0252@ORANGE.FR ;bernard.blanc52@wanadoo.fr ;lauremure@yahoo.fr ;cave.flaujagues@wanadoo.fr ;lionel.presotto@laposte.net ;remypalezis@free.fr ;francine.marchioro@aliceadsl.fr ;calipsojp@free.fr ;sephseret@hotmail.fr ;lablanquerie@wanadoo.fr ;francoispont@wanadoo.fr ;valbeylie@free.fr ;nick.kinder@claribes.com ;rvinchent@yahoo.fr ;brespey@gmail.com ;STEVEN.MEIJER@ME.COM ;aodwine@yahoo.fr ;roberterie@wanadoo.fr ;c-pace@wanadoo.fr ;jlequerec@gmail.com ;info@provin-sa.com ;marinebla@msn.com ;yoann.sorbier@bbox.fr ;closseric@gmail.com ;nestorbio@orange.fr ;patrick.audureau8@gmail.com ;</text:span></text:p>
      <text:p text:style-name="P38"><text:span text:style-name="T7"/></text:p>
      <text:p text:style-name="P36"><text:span text:style-name="T7">erruers batch 7 : </text:span></text:p>
      <text:p text:style-name="P39"><text:bookmark text:name="LPlnk676560"/><text:a xlink:type="simple" xlink:href="mailto:claire@selectioncc.com" office:target-frame-name="_blank" xlink:show="new" text:style-name="Internet_20_link" text:visited-style-name="Visited_20_Internet_20_Link"><text:span text:style-name="T7">claire@selectioncc.com (claire@selectioncc.com)</text:span></text:a></text:p>
      <text:p text:style-name="P39"><text:a xlink:type="simple" xlink:href="mailto:mail@chateaubeynat.com" office:target-frame-name="_blank" xlink:show="new" text:style-name="Internet_20_link" text:visited-style-name="Visited_20_Internet_20_Link">mail@chateaubeynat.com (</text:a><text:a xlink:type="simple" xlink:href="mailto:mail@chateaubeynat.com" text:style-name="Internet_20_link" text:visited-style-name="Visited_20_Internet_20_Link">mail@chateaubeynat.com</text:a><text:a xlink:type="simple" xlink:href="mailto:mail@chateaubeynat.com" office:target-frame-name="_blank" xlink:show="new" text:style-name="Internet_20_link" text:visited-style-name="Visited_20_Internet_20_Link">)</text:a></text:p>
      <text:p text:style-name="P39"><text:a xlink:type="simple" xlink:href="mailto:francine.marchioro@aliceadsl.fr" office:target-frame-name="_blank" xlink:show="new" text:style-name="Internet_20_link" text:visited-style-name="Visited_20_Internet_20_Link">francine.marchioro@aliceadsl.fr (</text:a><text:a xlink:type="simple" xlink:href="mailto:francine.marchioro@aliceadsl.fr" text:style-name="Internet_20_link" text:visited-style-name="Visited_20_Internet_20_Link">francine.marchioro@aliceadsl.fr</text:a><text:a xlink:type="simple" xlink:href="mailto:francine.marchioro@aliceadsl.fr" office:target-frame-name="_blank" xlink:show="new" text:style-name="Internet_20_link" text:visited-style-name="Visited_20_Internet_20_Link">)</text:a></text:p>
      <text:p text:style-name="P39"><text:bookmark text:name="LPlnk286342"/><text:a xlink:type="simple" xlink:href="mailto:sephseret@hotmail.fr" office:target-frame-name="_blank" xlink:show="new" text:style-name="Internet_20_link" text:visited-style-name="Visited_20_Internet_20_Link"><text:span text:style-name="T7">sephseret@hotmail.fr (sephseret@hotmail.fr)</text:span></text:a></text:p>
      <text:p text:style-name="P39"><text:a xlink:type="simple" xlink:href="mailto:calipsojp@free.fr" office:target-frame-name="_blank" xlink:show="new" text:style-name="Internet_20_link" text:visited-style-name="Visited_20_Internet_20_Link">calipsojp@free.fr (</text:a><text:a xlink:type="simple" xlink:href="mailto:calipsojp@free.fr" text:style-name="Internet_20_link" text:visited-style-name="Visited_20_Internet_20_Link">calipsojp@free.fr</text:a><text:a xlink:type="simple" xlink:href="mailto:calipsojp@free.fr" office:target-frame-name="_blank" xlink:show="new" text:style-name="Internet_20_link" text:visited-style-name="Visited_20_Internet_20_Link">)</text:a></text:p>
      <text:p text:style-name="P39"><text:bookmark text:name="LPlnk776923"/><text:a xlink:type="simple" xlink:href="mailto:haevi16@hotmail.com" office:target-frame-name="_blank" xlink:show="new" text:style-name="Internet_20_link" text:visited-style-name="Visited_20_Internet_20_Link"><text:span text:style-name="T7">haevi16@hotmail.com (haevi16@hotmail.com)</text:span></text:a></text:p>
      <text:p text:style-name="P44"><text:a xlink:type="simple" xlink:href="mailto:friedman.valerie@orange.fr" office:target-frame-name="_blank" xlink:show="new" text:style-name="Internet_20_link" text:visited-style-name="Visited_20_Internet_20_Link"><text:span text:style-name="T7">friedman.valerie@orange.fr (friedman.valerie@orange.fr)</text:span></text:a></text:p>
      <text:p text:style-name="P39"><text:span text:style-name="Emphasis"><text:span text:style-name="T18">flaujagues@univitis.fr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21:04:00.052000000</meta:creation-date>
    <dc:date>2020-07-03T19:34:24.810273817</dc:date>
    <meta:editing-duration>PT19H10M54S</meta:editing-duration>
    <meta:editing-cycles>25</meta:editing-cycles>
    <meta:generator>LibreOffice/6.0.7.3$Linux_X86_64 LibreOffice_project/00m0$Build-3</meta:generator>
    <meta:document-statistic meta:table-count="1" meta:image-count="0" meta:object-count="0" meta:page-count="5" meta:paragraph-count="60" meta:word-count="673" meta:character-count="14439" meta:non-whitespace-character-count="13804"/>
  </office:meta>
</office:document-meta>
</file>